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928" officeooo:paragraph-rsid="000b7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33:08.065537329</meta:creation-date>
    <dc:date>2020-03-05T08:33:54.109087428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4"/>
    <meta:generator>LibreOffice/6.0.7.3$Linux_X86_64 LibreOffice_project/00m0$Build-3</meta:generator>
  </office:meta>
</office:document-meta>
</file>